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23.8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31.69pt"/>
    </style:style>
    <style:style style:name="co9" style:family="table-column">
      <style:table-column-properties fo:break-before="auto" style:column-width="63.4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PageStyle_5f_Arbeitspake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beitspake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6" table:number-rows-spanned="2">
            <text:p>Arbeitspaket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Projektname:</text:p>
            <text:p><text:span text:style-name="T1">Kreuzgewölbe</text:span></text:p>
          </table:table-cell>
          <table:covered-table-cell table:number-columns-repeated="3" table:style-name="ce4"/>
          <table:table-cell table:style-name="ce31" office:value-type="string" calcext:value-type="string" table:number-columns-spanned="2" table:number-rows-spanned="2">
            <text:p>Projektleiter:</text:p>
          </table:table-cell>
          <table:covered-table-cell table:style-name="ce31"/>
          <table:table-cell table:number-columns-repeated="1017"/>
        </table:table-row>
        <table:table-row table:style-name="ro1">
          <table:table-cell/>
          <table:covered-table-cell table:number-columns-repeated="6" table:style-name="ce31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Nr.:</text:p>
          </table:table-cell>
          <table:table-cell table:style-name="ce31" office:value-type="string" calcext:value-type="string" table:number-columns-spanned="3" table:number-rows-spanned="2">
            <text:p>Arbeitspaket-Bezeichnung:</text:p>
            <text:p><text:span text:style-name="T1">Verfeinerung der Dreiecke</text:span></text:p>
          </table:table-cell>
          <table:covered-table-cell table:style-name="ce13"/>
          <table:covered-table-cell table:style-name="ce22"/>
          <table:table-cell table:style-name="ce31" office:value-type="string" calcext:value-type="string" table:number-columns-spanned="2" table:number-rows-spanned="2">
            <text:p>Arbeitspaket-Verantwortlicher:</text:p>
            <text:p><text:span text:style-name="T1">Paul Hahn</text:span></text:p>
          </table:table-cell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14"/>
          <table:covered-table-cell table:style-name="ce23"/>
          <table:covered-table-cell table:style-name="ce5"/>
          <table:covered-table-cell table:style-name="ce23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6" table:number-rows-spanned="2">
            <text:p>Bearbeitungszeitraum:</text:p>
          </table:table-cell>
          <table:covered-table-cell table:number-columns-repeated="4" table:style-name="ce13"/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5"/>
          <table:covered-table-cell table:number-columns-repeated="4" table:style-name="ce14"/>
          <table:covered-table-cell table:style-name="ce2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Ziel(e)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Entwurf, Test und Implementieren eines Verfahrens, dass</text:p>
            <text:p> Bessere Dreiecke zur Flächenberechnung liefert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Inhalte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table:number-columns-spanned="6" table:number-rows-spanned="1"/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Vorrausetzungen/ Koordinationsmaßnahmen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10" table:number-columns-spanned="6" table:number-rows-spanned="1"/>
          <table:covered-table-cell table:number-columns-repeated="4" table:style-name="ce19"/>
          <table:covered-table-cell table:style-name="ce28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1"/>
          <table:covered-table-cell table:number-columns-repeated="4" table:style-name="ce21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5:29:09.060947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beitspakete" style:display-name="PageStyle_Arbeitspak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zungsprotokoll" style:display-name="PageStyle_Sitzungsprotoko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7-04-05T12:48:23</meta:print-date>
    <meta:creation-date>2017-04-05T11:40:41</meta:creation-date>
    <dc:date>2017-05-28T05:44:35.883073835</dc:date>
    <meta:editing-duration>PT4H31M57S</meta:editing-duration>
    <meta:generator>LibreOffice/5.3.2.2$Linux_X86_64 LibreOffice_project/30m0$Build-2</meta:generator>
    <meta:editing-cycles>6</meta:editing-cycles>
    <meta:document-statistic meta:table-count="1" meta:cell-count="1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